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bf8"/>
    </style:style>
    <style:style style:name="P2" style:family="paragraph" style:parent-style-name="Standard">
      <style:text-properties officeooo:rsid="00088bf8" officeooo:paragraph-rsid="00088bf8"/>
    </style:style>
    <style:style style:name="P3" style:family="paragraph" style:parent-style-name="Standard">
      <style:text-properties officeooo:rsid="00095e35" officeooo:paragraph-rsid="00095e35"/>
    </style:style>
    <style:style style:name="T1" style:family="text">
      <style:text-properties officeooo:rsid="00088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ow can you make a copy of an object?</text:p>
      <text:p text:style-name="P1"/>
      <text:p text:style-name="P1"><text:span text:style-name="T1">You can create a new empty object and loop elements into it. (clone[key] = object[key])</text:span></text:p>
      <text:p text:style-name="P1"/>
      <text:p text:style-name="P2">You can use Object.assign. <text:s/>(const clone = Object.assign({}, object) )</text:p>
      <text:p text:style-name="P1"/>
      <text:p text:style-name="P2">You could use the spread operator (const clone = {...object} )</text:p>
      <text:p text:style-name="P2"/>
      <text:p text:style-name="P3">Can also do a deep clone.</text:p>
      <text:p text:style-name="P2"/>
      <text:p text:style-name="P1">2. How do you remove the white spaces that may be at the beginning and ending of a string value?</text:p>
      <text:p text:style-name="P1"/>
      <text:p text:style-name="P1">.<text:span text:style-name="T1">trim() method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8T19:10:25.070190824</meta:creation-date>
    <dc:date>2021-03-08T19:20:41.762781043</dc:date>
    <meta:editing-duration>PT10M17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7" meta:word-count="74" meta:character-count="395" meta:non-whitespace-character-count="326"/>
  </office:meta>
</office:document-meta>
</file>